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Gra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h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whea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m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t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, long grain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, natural wholegrain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, round grain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, sticky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, wild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ghum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uts, seeds, pi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ond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ew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o nu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el nuts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n seed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 nut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uts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can nut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 pip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tachio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mpkin seed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same seeds, white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flower seed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nut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Legu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ns, green</text:p>
          </table:table-cell>
          <table:table-cell office:value-type="string" calcext:value-type="string">
            <text:p>neutral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s, white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banzo bens, Chickpeas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tils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s, green</text:p>
          </table:table-cell>
          <table:table-cell office:value-type="string" calcext:value-type="string">
            <text:p>neutral to slightly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s, sugar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 beans, green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 milk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 yogurt</text:p>
          </table:table-cell>
          <table:table-cell office:value-type="string" calcext:value-type="string">
            <text:p>cooling 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ish and sea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</text:p>
          </table:table-cell>
          <table:table-cell office:value-type="string" calcext:value-type="string">
            <text:p>neutral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iar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sel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sters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in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t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a fish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ils, fa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onut fa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arine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ive oil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ut oil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flower seed oil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eget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choke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erge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s, green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ts, red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 pepper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bage, green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bage, Napa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t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, green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, roots (celeriac)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d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ives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hlrabi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uce, Romain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hrooms, button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ion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atoe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sh, red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sh, white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sify, black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erkrau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on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oes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ini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ruits, ber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cot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errie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berrie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i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ant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s, fresh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efruit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wi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mquat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chee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arin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n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belle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s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ya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ches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r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mmon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cooling to 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s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ce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ie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ubarbs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wberries</text:p>
          </table:table-cell>
          <table:table-cell office:value-type="string" calcext:value-type="string">
            <text:p>cool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col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 leav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vil</text:p>
          </table:table-cell>
          <table:table-cell office:value-type="string" calcext:value-type="string">
            <text:p>cooling to 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v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s</text:p>
          </table:table-cell>
          <table:table-cell office:value-type="string" calcext:value-type="string">
            <text:p>cooling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 weed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lic 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lic, wild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e radish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n seed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joram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ion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ley leav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ory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on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gon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yme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cress</text:p>
          </table:table-cell>
          <table:table-cell office:value-type="string" calcext:value-type="string">
            <text:p>neutral 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 eggs </text:p>
          </table:table-cell>
          <table:table-cell office:value-type="string" calcext:value-type="string">
            <text:p>neutr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neutral 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ilk produ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 milk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, cow milk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, goat milk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, sheep milk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d cheese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heese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, cow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, goat, sheep</text:p>
          </table:table-cell>
          <table:table-cell office:value-type="string" calcext:value-type="string">
            <text:p>neutral to 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 cream</text:p>
          </table:table-cell>
          <table:table-cell office:value-type="string" calcext:value-type="string">
            <text:p>neutral to c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urt</text:p>
          </table:table-cell>
          <table:table-cell office:value-type="string" calcext:value-type="string">
            <text:p>cooling to col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p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way seeds</text:p>
          </table:table-cell>
          <table:table-cell office:value-type="string" calcext:value-type="string">
            <text:p>warm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amon</text:p>
          </table:table-cell>
          <table:table-cell office:value-type="string" calcext:value-type="string">
            <text:p>warm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enne pepper</text:p>
          </table:table-cell>
          <table:table-cell office:value-type="string" calcext:value-type="string">
            <text:p>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ve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iander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tard <text:s/>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tard seeds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meg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per, black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per, white </text:p>
          </table:table-cell>
          <table:table-cell office:value-type="string" calcext:value-type="string">
            <text:p>warming to 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neutral to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war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warming 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80:Sheet1.B2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1:29:11.207050945</meta:creation-date>
    <dc:date>2024-02-15T10:33:44.629191727</dc:date>
    <meta:editing-duration>PT3H54M28S</meta:editing-duration>
    <meta:editing-cycles>15</meta:editing-cycles>
    <meta:generator>LibreOffice/7.3.7.2$Linux_X86_64 LibreOffice_project/30$Build-2</meta:generator>
    <meta:document-statistic meta:table-count="1" meta:cell-count="369" meta:object-count="0"/>
  </office:meta>
</office:document-meta>
</file>